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Search for a node in a linked list</text:h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digit {</text:p>
      <text:p text:style-name="Standard"><text:s text:c="4"/>int num;</text:p>
      <text:p text:style-name="Standard"><text:s text:c="4"/>struct digit *next;</text:p>
      <text:p text:style-name="Standard">};</text:p>
      <text:p text:style-name="Standard"/>
      <text:p text:style-name="Standard">struct digit * createDigit(int);</text:p>
      <text:p text:style-name="Standard">struct digit * append(struct digit * end, struct digit * newDigptr);</text:p>
      <text:p text:style-name="Standard">void printNumber(struct digit *);</text:p>
      <text:p text:style-name="Standard">void freeNumber(struct digit *start);</text:p>
      <text:p text:style-name="Standard">struct digit * readNumber();</text:p>
      <text:p text:style-name="Standard">struct digit * searchNumber(struct digit * start, int number);</text:p>
      <text:p text:style-name="Standard"/>
      <text:p text:style-name="Standard">int main(void) {</text:p>
      <text:p text:style-name="Standard"><text:s text:c="4"/>//! stack = showMemory(start=65520)</text:p>
      <text:p text:style-name="Standard"><text:s text:c="4"/>struct digit *start, *ptr;</text:p>
      <text:p text:style-name="Standard"><text:s text:c="4"/>int searchNum = 5;</text:p>
      <text:p text:style-name="Standard"><text:s text:c="4"/>printf("Please enter a number: ");</text:p>
      <text:p text:style-name="Standard"><text:s text:c="4"/>start = readNumber();</text:p>
      <text:p text:style-name="Standard"><text:s text:c="4"/>printNumber(start);</text:p>
      <text:p text:style-name="Standard"><text:s text:c="4"/>ptr = searchNumber(start, searchNum);</text:p>
      <text:p text:style-name="Standard"><text:s text:c="4"/>if (ptr!=NULL) {</text:p>
      <text:p text:style-name="Standard"><text:s text:c="8"/>printf("Found digit %d at location %p.\n", searchNum, ptr);</text:p>
      <text:p text:style-name="Standard"><text:s text:c="4"/>} else {</text:p>
      <text:p text:style-name="Standard"><text:s text:c="8"/>printf("Digit %d not found.\n", searchNum);</text:p>
      <text:p text:style-name="Standard"><text:s text:c="4"/>}</text:p>
      <text:p text:style-name="Standard"><text:s text:c="4"/>freeNumber(start);</text:p>
      <text:p text:style-name="Standard"><text:s text:c="4"/>return 0;</text:p>
      <text:p text:style-name="Standard">}</text:p>
      <text:p text:style-name="Standard"/>
      <text:p text:style-name="Standard">struct digit *createDigit(int dig) {</text:p>
      <text:p text:style-name="Standard"><text:s text:c="4"/>struct digit *ptr;</text:p>
      <text:p text:style-name="Standard"><text:s text:c="4"/>ptr = (struct digit *) malloc(sizeof(struct digit));</text:p>
      <text:p text:style-name="Standard"><text:s text:c="4"/>ptr-&gt;num = dig;</text:p>
      <text:p text:style-name="Standard"><text:s text:c="4"/>ptr-&gt;next = NULL;</text:p>
      <text:p text:style-name="Standard"><text:s text:c="4"/>return ptr;</text:p>
      <text:p text:style-name="Standard">}</text:p>
      <text:p text:style-name="Standard"/>
      <text:p text:style-name="Standard">struct digit * append(struct digit * end, struct digit * newDigptr) {</text:p>
      <text:p text:style-name="Standard"><text:s text:c="4"/>end-&gt;next = newDigptr;</text:p>
      <text:p text:style-name="Standard"><text:s text:c="4"/>return(end-&gt;next);</text:p>
      <text:p text:style-name="Standard">}</text:p>
      <text:p text:style-name="Standard"/>
      <text:p text:style-name="Standard"><text:soft-page-break/>void printNumber(struct digit *start) {</text:p>
      <text:p text:style-name="Standard"><text:s text:c="4"/>struct digit * ptr = start;</text:p>
      <text:p text:style-name="Standard"><text:s text:c="4"/>while (ptr!=NULL) {</text:p>
      <text:p text:style-name="Standard"><text:s text:c="8"/>printf("%d", ptr-&gt;num);</text:p>
      <text:p text:style-name="Standard"><text:s text:c="8"/>ptr = ptr-&gt;next;</text:p>
      <text:p text:style-name="Standard"><text:s text:c="4"/>}</text:p>
      <text:p text:style-name="Standard"><text:s text:c="4"/>printf("\n");</text:p>
      <text:p text:style-name="Standard">}</text:p>
      <text:p text:style-name="Standard"/>
      <text:p text:style-name="Standard">void freeNumber(struct digit *start) {</text:p>
      <text:p text:style-name="Standard"><text:s text:c="4"/>struct digit * ptr = start;</text:p>
      <text:p text:style-name="Standard"><text:s text:c="4"/>struct digit * tmp;</text:p>
      <text:p text:style-name="Standard"><text:s text:c="4"/>while (ptr!=NULL) {</text:p>
      <text:p text:style-name="Standard"><text:s text:c="8"/>tmp = ptr-&gt;next;</text:p>
      <text:p text:style-name="Standard"><text:s text:c="8"/>free(ptr);</text:p>
      <text:p text:style-name="Standard"><text:s text:c="8"/>ptr = tmp;</text:p>
      <text:p text:style-name="Standard"><text:s text:c="4"/>}</text:p>
      <text:p text:style-name="Standard">}</text:p>
      <text:p text:style-name="Standard"/>
      <text:p text:style-name="Standard">struct digit * readNumber() {</text:p>
      <text:p text:style-name="Standard"><text:s text:c="4"/>//! heap=showMemory(start=309, cursors=[start, end, newptr])</text:p>
      <text:p text:style-name="Standard"><text:s text:c="4"/>char c;</text:p>
      <text:p text:style-name="Standard"><text:s text:c="4"/>int d;</text:p>
      <text:p text:style-name="Standard"><text:s text:c="4"/>struct digit *start, *end, *newptr;</text:p>
      <text:p text:style-name="Standard"><text:s text:c="4"/>start = NULL;</text:p>
      <text:p text:style-name="Standard"><text:s text:c="4"/>scanf("%c", &amp;c);</text:p>
      <text:p text:style-name="Standard"><text:s text:c="4"/>while (c!='\n') {</text:p>
      <text:p text:style-name="Standard"><text:s text:c="8"/>d = c - 48;</text:p>
      <text:p text:style-name="Standard"><text:s text:c="8"/>newptr = createDigit(d);</text:p>
      <text:p text:style-name="Standard"><text:s text:c="8"/>if (start==NULL) {</text:p>
      <text:p text:style-name="Standard"><text:s text:c="12"/>start = newptr;</text:p>
      <text:p text:style-name="Standard"><text:s text:c="12"/>end = start;</text:p>
      <text:p text:style-name="Standard"><text:s text:c="8"/>} else {</text:p>
      <text:p text:style-name="Standard"><text:s text:c="12"/>end = append(end, newptr);</text:p>
      <text:p text:style-name="Standard"><text:s text:c="8"/>}</text:p>
      <text:p text:style-name="Standard"><text:s text:c="8"/>scanf("%c", &amp;c);</text:p>
      <text:p text:style-name="Standard"><text:s text:c="4"/>}</text:p>
      <text:p text:style-name="Standard"><text:s text:c="4"/>return start;</text:p>
      <text:p text:style-name="Standard">}</text:p>
      <text:p text:style-name="Standard"/>
      <text:p text:style-name="Standard">struct digit * searchNumber(struct digit * start, int number) {</text:p>
      <text:p text:style-name="Standard">//! heap=showMemory(start=348, cursors=[ptr,start])</text:p>
      <text:p text:style-name="Standard"><text:s text:c="4"/>struct digit * ptr = start;</text:p>
      <text:p text:style-name="Standard"><text:s text:c="4"/>while ((ptr!=NULL) &amp;&amp; (ptr-&gt;num!=number)) {</text:p>
      <text:p text:style-name="Standard"><text:s text:c="8"/>ptr = ptr-&gt;next;</text:p>
      <text:p text:style-name="Standard"><text:s text:c="4"/>}</text:p>
      <text:p text:style-name="Standard"><text:s text:c="4"/>return(ptr);</text:p>
      <text:p text:style-name="Standard">}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21:07:49.221261624</meta:creation-date>
    <dc:date>2019-05-03T21:41:15.877704890</dc:date>
    <meta:editing-duration>PT1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5" meta:word-count="287" meta:character-count="2134" meta:non-whitespace-character-count="1616"/>
  </office:meta>
</office:document-meta>
</file>